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54048" calcext:value-type="float">
            <text:p>1715404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520832" calcext:value-type="float">
            <text:p>6520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54048" calcext:value-type="float">
            <text:p>1715404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54048" calcext:value-type="float">
            <text:p>1715404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19584" calcext:value-type="float">
            <text:p>1721958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219584" calcext:value-type="float">
            <text:p>1721958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219584" calcext:value-type="float">
            <text:p>1721958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285120" calcext:value-type="float">
            <text:p>172851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85120" calcext:value-type="float">
            <text:p>172851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85120" calcext:value-type="float">
            <text:p>172851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85120" calcext:value-type="float">
            <text:p>172851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350656" calcext:value-type="float">
            <text:p>173506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350656" calcext:value-type="float">
            <text:p>173506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50656" calcext:value-type="float">
            <text:p>173506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416192" calcext:value-type="float">
            <text:p>174161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416192" calcext:value-type="float">
            <text:p>174161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416192" calcext:value-type="float">
            <text:p>174161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416192" calcext:value-type="float">
            <text:p>174161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481728" calcext:value-type="float">
            <text:p>174817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481728" calcext:value-type="float">
            <text:p>174817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81728" calcext:value-type="float">
            <text:p>174817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547264" calcext:value-type="float">
            <text:p>175472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547264" calcext:value-type="float">
            <text:p>175472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547264" calcext:value-type="float">
            <text:p>175472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547264" calcext:value-type="float">
            <text:p>175472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612800" calcext:value-type="float">
            <text:p>1761280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612800" calcext:value-type="float">
            <text:p>1761280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612800" calcext:value-type="float">
            <text:p>1761280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678336" calcext:value-type="float">
            <text:p>1767833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15040" calcext:value-type="float">
            <text:p>66150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739776" calcext:value-type="float">
            <text:p>1773977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739776" calcext:value-type="float">
            <text:p>1773977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805312" calcext:value-type="float">
            <text:p>1780531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805312" calcext:value-type="float">
            <text:p>1780531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805312" calcext:value-type="float">
            <text:p>1780531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870848" calcext:value-type="float">
            <text:p>1787084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70848" calcext:value-type="float">
            <text:p>1787084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870848" calcext:value-type="float">
            <text:p>1787084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36384" calcext:value-type="float">
            <text:p>1793638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936384" calcext:value-type="float">
            <text:p>1793638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36384" calcext:value-type="float">
            <text:p>1793638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36384" calcext:value-type="float">
            <text:p>1793638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01920" calcext:value-type="float">
            <text:p>180019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001920" calcext:value-type="float">
            <text:p>180019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001920" calcext:value-type="float">
            <text:p>180019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01920" calcext:value-type="float">
            <text:p>18001920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067456" calcext:value-type="float">
            <text:p>18067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67456" calcext:value-type="float">
            <text:p>18067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067456" calcext:value-type="float">
            <text:p>18067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67456" calcext:value-type="float">
            <text:p>1806745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132992" calcext:value-type="float">
            <text:p>18132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132992" calcext:value-type="float">
            <text:p>18132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132992" calcext:value-type="float">
            <text:p>18132992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198528" calcext:value-type="float">
            <text:p>18198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98528" calcext:value-type="float">
            <text:p>18198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198528" calcext:value-type="float">
            <text:p>18198528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264064" calcext:value-type="float">
            <text:p>18264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264064" calcext:value-type="float">
            <text:p>18264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264064" calcext:value-type="float">
            <text:p>18264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264064" calcext:value-type="float">
            <text:p>18264064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684672" calcext:value-type="float">
            <text:p>66846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51200" calcext:value-type="float">
            <text:p>64512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210816" calcext:value-type="float">
            <text:p>18210816</text:p>
          </table:table-cell>
          <table:table-cell office:value-type="float" office:value="1601536" calcext:value-type="float">
            <text:p>1601536</text:p>
          </table:table-cell>
          <table:table-cell office:value-type="float" office:value="6488064" calcext:value-type="float">
            <text:p>64880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17968742.4" calcext:value-type="float">
            <text:p>17968742,4</text:p>
          </table:table-cell>
          <table:table-cell table:formula="of:=SUM([.C2:.C121])/120" office:value-type="float" office:value="1601536" calcext:value-type="float">
            <text:p>1601536</text:p>
          </table:table-cell>
          <table:table-cell table:formula="of:=SUM([.D2:.D121])/120" office:value-type="float" office:value="6566809.6" calcext:value-type="float">
            <text:p>6566809,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18264064" calcext:value-type="float">
            <text:p>18264064</text:p>
          </table:table-cell>
          <table:table-cell table:formula="of:=MAX([.C2:.C121])" office:value-type="float" office:value="1601536" calcext:value-type="float">
            <text:p>1601536</text:p>
          </table:table-cell>
          <table:table-cell table:formula="of:=MAX([.D2:.D121])" office:value-type="float" office:value="6684672" calcext:value-type="float">
            <text:p>66846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154048" calcext:value-type="float">
            <text:p>17154048</text:p>
          </table:table-cell>
          <table:table-cell table:formula="of:=MIN([.C2:.C121])" office:value-type="float" office:value="1601536" calcext:value-type="float">
            <text:p>1601536</text:p>
          </table:table-cell>
          <table:table-cell table:formula="of:=MIN([.D2:.D121])" office:value-type="float" office:value="6451200" calcext:value-type="float">
            <text:p>645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58:34.9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0:51.902000000</dc:date>
    <meta:editing-duration>PT29M35S</meta:editing-duration>
    <meta:editing-cycles>9</meta:editing-cycles>
    <meta:document-statistic meta:table-count="1" meta:cell-count="495" meta:object-count="0"/>
  </office:meta>
</office:document-meta>
</file>